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e1.B1" style:family="table-cell">
      <style:table-cell-properties fo:background-color="#99ccff" fo:padding="0.097cm" fo:border-left="none" fo:border-right="none" fo:border-top="0.05pt solid #000000" fo:border-bottom="0.05pt solid #000000">
        <style:background-image/>
      </style:table-cell-properties>
    </style:style>
    <style:style style:name="Table1.C1" style:family="table-cell">
      <style:table-cell-properties fo:background-color="#99ccff" fo:padding="0.097cm" fo:border-left="none" fo:border-right="0.05pt solid #000000" fo:border-top="0.05pt solid #000000" fo:border-bottom="0.05pt solid #000000">
        <style:background-image/>
      </style:table-cell-properties>
    </style:style>
    <style:style style:name="Table1.A2" style:family="table-cell">
      <style:table-cell-properties fo:background-color="#99ccff" fo:padding="0.097cm" fo:border-left="0.05pt solid #000000" fo:border-right="none" fo:border-top="none" fo:border-bottom="0.05pt solid #000000">
        <style:background-image/>
      </style:table-cell-properties>
    </style:style>
    <style:style style:name="Table1.B2" style:family="table-cell">
      <style:table-cell-properties fo:background-color="#99ccff" fo:padding="0.097cm" fo:border-left="none" fo:border-right="none" fo:border-top="none" fo:border-bottom="0.05pt solid #000000">
        <style:background-image/>
      </style:table-cell-properties>
    </style:style>
    <style:style style:name="Table1.C2" style:family="table-cell">
      <style:table-cell-properties fo:background-color="#99ccff" fo:padding="0.097cm" fo:border-left="none" fo:border-right="0.05pt solid #000000" fo:border-top="none" fo:border-bottom="0.05pt solid #000000">
        <style:background-image/>
      </style:table-cell-properties>
    </style:style>
    <style:style style:name="P1" style:family="paragraph" style:parent-style-name="Standard">
      <style:text-properties style:font-name="Liberation Sans"/>
    </style:style>
    <style:style style:name="P2" style:family="paragraph" style:parent-style-name="Table_20_Contents">
      <style:text-properties style:font-name="Liberation Sans"/>
    </style:style>
    <style:style style:name="P3" style:family="paragraph" style:parent-style-name="Table_20_Contents">
      <style:text-properties style:font-name="Liberation Sans" fo:font-style="italic" style:font-style-asian="italic" style:font-style-complex="italic"/>
    </style:style>
    <style:style style:name="P4" style:family="paragraph" style:parent-style-name="Table_20_Contents">
      <style:text-properties fo:font-variant="normal" fo:text-transform="none" fo:color="#222222" style:font-name="Liberation Sans" fo:font-size="12pt" fo:letter-spacing="normal" fo:font-style="normal" fo:font-weight="normal" style:font-size-asian="12pt" style:font-size-complex="12pt"/>
    </style:style>
    <style:style style:name="P5" style:family="paragraph" style:parent-style-name="Frame_20_contents">
      <style:text-properties style:font-name="Nimbus Mono L"/>
    </style:style>
    <style:style style:name="P6" style:family="paragraph" style:parent-style-name="Frame_20_contents">
      <style:paragraph-properties fo:line-height="100%"/>
      <style:text-properties style:font-name="Nimbus Mono L" fo:font-size="11.5pt" style:font-size-asian="11.5pt" style:font-size-complex="11.5pt"/>
    </style:style>
    <style:style style:name="P7" style:family="paragraph" style:parent-style-name="Standard">
      <style:text-properties style:font-name="Liberation Sans" fo:font-weight="normal" style:font-weight-asian="normal" style:font-weight-complex="normal"/>
    </style:style>
    <style:style style:name="P8" style:family="paragraph" style:parent-style-name="Standard">
      <style:text-properties style:font-name="Liberation Sans" fo:font-weight="bold" style:font-weight-asian="bold" style:font-weight-complex="bold"/>
    </style:style>
    <style:style style:name="P9" style:family="paragraph" style:parent-style-name="Standard">
      <style:text-properties style:font-name="Liberation Sans" fo:font-size="11pt" style:font-size-asian="11pt" style:font-size-complex="11pt"/>
    </style:style>
    <style:style style:name="P10" style:family="paragraph" style:parent-style-name="Standard">
      <style:text-properties style:font-name="Liberation Sans" fo:font-size="11pt" fo:font-weight="bold" style:font-size-asian="11pt" style:font-weight-asian="bold" style:font-size-complex="11pt" style:font-weight-complex="bold"/>
    </style:style>
    <style:style style:name="P11" style:family="paragraph" style:parent-style-name="Standard">
      <style:text-properties style:font-name="Liberation Sans" fo:font-size="11pt" fo:font-weight="normal" style:font-size-asian="11pt" style:font-weight-asian="normal" style:font-size-complex="11pt" style:font-weight-complex="normal"/>
    </style:style>
    <style:style style:name="P12" style:family="paragraph" style:parent-style-name="Standard">
      <style:text-properties style:font-name="Liberation Sans" fo:font-size="12pt" fo:font-weight="bold" style:font-size-asian="12pt" style:font-weight-asian="bold" style:font-size-complex="12pt" style:font-weight-complex="bold"/>
    </style:style>
    <style:style style:name="P13" style:family="paragraph" style:parent-style-name="Frame_20_contents">
      <style:text-properties style:font-name="Nimbus Mono L"/>
    </style:style>
    <style:style style:name="P14" style:family="paragraph" style:parent-style-name="Frame_20_contents">
      <style:text-properties style:font-name="Nimbus Mono L" fo:font-size="11.5pt" style:font-size-asian="11.5pt" style:font-size-complex="11.5pt"/>
    </style:style>
    <style:style style:name="P15" style:family="paragraph" style:parent-style-name="Frame_20_contents">
      <style:paragraph-properties fo:line-height="100%"/>
      <style:text-properties style:font-name="Nimbus Mono L" fo:font-size="11.5pt" style:font-size-asian="11.5pt" style:font-size-complex="11.5pt"/>
    </style:style>
    <style:style style:name="T1" style:family="text">
      <style:text-properties fo:font-weight="normal" style:font-weight-asian="normal" style:font-weight-complex="normal"/>
    </style:style>
    <style:style style:name="T2" style:family="text">
      <style:text-properties style:font-name="Nimbus Mono L" fo:font-weight="normal" style:font-weight-asian="normal" style:font-weight-complex="normal"/>
    </style:style>
    <style:style style:name="T3" style:family="text">
      <style:text-properties style:font-name="Nimbus Mono L"/>
    </style:style>
    <style:style style:name="T4" style:family="text">
      <style:text-properties style:font-name="Nimbus Mono L" fo:font-weight="normal" style:font-weight-asian="normal" style:font-weight-complex="normal"/>
    </style:style>
    <style:style style:name="T5" style:family="text">
      <style:text-properties style:font-name="Nimbus Mono L" fo:font-size="11pt" style:font-size-asian="11pt" style:font-size-complex="11pt"/>
    </style:style>
    <style:style style:name="T6" style:family="text">
      <style:text-properties style:font-name="Liberation Sans"/>
    </style:style>
    <style:style style:name="T7" style:family="text">
      <style:text-properties style:font-name="Liberation Sans" fo:font-weight="normal" style:font-weight-asian="normal" style:font-weight-complex="normal"/>
    </style:style>
    <style:style style:name="T8" style:family="text">
      <style:text-properties style:font-name="Liberation Sans" fo:font-size="11pt" style:font-size-asian="11pt" style:font-size-complex="11pt"/>
    </style:style>
    <style:style style:name="fr1" style:family="graphic" style:parent-style-name="Frame">
      <style:graphic-properties style:vertical-pos="from-top" style:vertical-rel="paragraph" style:horizontal-pos="from-left" style:horizontal-rel="paragraph" fo:background-color="#99ccff" style:background-transparency="0%" fo:padding="0cm" fo:border="none" style:shadow="none">
        <style:background-image/>
      </style:graphic-properties>
    </style:style>
    <style:style style:name="fr2" style:family="graphic" style:parent-style-name="Frame">
      <style:graphic-properties style:run-through="foreground" style:wrap="parallel" style:number-wrapped-paragraphs="no-limit" style:vertical-pos="from-top" style:vertical-rel="paragraph" style:horizontal-pos="from-left" style:horizontal-rel="paragraph" fo:background-color="#99ccff" style:background-transparency="0%" fo:padding="0cm" fo:border="none" style:shadow="non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le]</text:p>
      <text:p text:style-name="P8">By Alex Kerr</text:p>
      <text:p text:style-name="P1"/>
      <text:p text:style-name="P9">Last time we looked at the very beginning of C++ and writing our first few programs. Today we'll carry on, as well as showing you how to run your programs and the relationship between C++ and C.</text:p>
      <text:p text:style-name="P9"/>
      <text:p text:style-name="P12">Compiling and running Programs</text:p>
      <text:p text:style-name="P11">Once you've written your program (you may use any text editor, such as nano or Geany), save it as a .cpp file, then open a new terminal window and type the following:</text:p>
      <text:p text:style-name="P11"><draw:frame draw:style-name="fr1" draw:name="Frame1" text:anchor-type="paragraph" svg:x="0.039cm" svg:y="0.212cm" svg:width="17.38cm" draw:z-index="0"><draw:text-box fo:min-height="0.926cm"><text:p text:style-name="P5">g++ [name].cpp -o [program_name]</text:p></draw:text-box></draw:frame>Replace [name] with the name of the file and [program-name] with what you'd like the actual program to be called. </text:p>
      <text:p text:style-name="P11"/>
      <text:p text:style-name="P10"><text:span text:style-name="T1">If you get an error saying the file is not found, you will have to use the </text:span><text:span text:style-name="T2">cd</text:span><text:span text:style-name="T1"> command to find the directory you saved the .cpp file to, and then run the command again.</text:span></text:p>
      <text:p text:style-name="P11"/>
      <text:p text:style-name="P10"><text:span text:style-name="T1">If you get an error saying g++ is not found (this shouldn't be the case on newer images), type </text:span><text:span text:style-name="T2">sudo apt-get install build-essential </text:span><text:span text:style-name="T1">to install g++.</text:span></text:p>
      <text:p text:style-name="P11"/>
      <text:p text:style-name="P11">When the compiling is finished (it might take a while for bigger programs), simply type</text:p>
      <text:p text:style-name="P11"><draw:frame draw:style-name="fr1" draw:name="Frame2" text:anchor-type="paragraph" svg:x="0.041cm" svg:y="0.21cm" svg:width="17.38cm" draw:z-index="1"><draw:text-box fo:min-height="0.926cm"><text:p text:style-name="P5">./[program_name]</text:p></draw:text-box></draw:frame>With [program-name] being the same as the one you used to compile. The program should then run, and when it is done you will be returned to the terminal as with any other command line program.</text:p>
      <text:p text:style-name="P11"/>
      <text:p text:style-name="P12">More variable types</text:p>
      <text:p text:style-name="P11">Last time we looked at the <text:span text:style-name="T3">int</text:span> variable type, which lets us store whole numbers. Of course, we may need to store more than this, so there are different variable types. They are as follows.</text:p>
      <text:p text:style-name="P7"/>
      <table:table table:name="Table1" table:style-name="Table1">
        <table:table-column table:style-name="Table1.A" table:number-columns-repeated="3"/>
        <table:table-row>
          <table:table-cell table:style-name="Table1.A1" office:value-type="string">
            <text:p text:style-name="P3">Name</text:p>
          </table:table-cell>
          <table:table-cell table:style-name="Table1.B1" office:value-type="string">
            <text:p text:style-name="P3">What it stores</text:p>
          </table:table-cell>
          <table:table-cell table:style-name="Table1.C1" office:value-type="string">
            <text:p text:style-name="P3">Example</text:p>
          </table:table-cell>
        </table:table-row>
        <table:table-row>
          <table:table-cell table:style-name="Table1.A2" office:value-type="string">
            <text:p text:style-name="P2">int</text:p>
          </table:table-cell>
          <table:table-cell table:style-name="Table1.B2" office:value-type="string">
            <text:p text:style-name="P2">An integer – a whole number.</text:p>
          </table:table-cell>
          <table:table-cell table:style-name="Table1.C2" office:value-type="string">
            <text:p text:style-name="P2">42</text:p>
          </table:table-cell>
        </table:table-row>
        <table:table-row>
          <table:table-cell table:style-name="Table1.A2" office:value-type="string">
            <text:p text:style-name="P2">float</text:p>
          </table:table-cell>
          <table:table-cell table:style-name="Table1.B2" office:value-type="string">
            <text:p text:style-name="P2">A decimal number correct to 6 decimal places.</text:p>
          </table:table-cell>
          <table:table-cell table:style-name="Table1.C2" office:value-type="string">
            <text:p text:style-name="P4">3.141592</text:p>
          </table:table-cell>
        </table:table-row>
        <table:table-row>
          <table:table-cell table:style-name="Table1.A2" office:value-type="string">
            <text:p text:style-name="P2">double</text:p>
          </table:table-cell>
          <table:table-cell table:style-name="Table1.B2" office:value-type="string">
            <text:p text:style-name="P2">A decimal number correct to 10 decimal places.</text:p>
          </table:table-cell>
          <table:table-cell table:style-name="Table1.C2" office:value-type="string">
            <text:p text:style-name="P4">3.1415926535</text:p>
          </table:table-cell>
        </table:table-row>
        <table:table-row>
          <table:table-cell table:style-name="Table1.A2" office:value-type="string">
            <text:p text:style-name="P2">char</text:p>
          </table:table-cell>
          <table:table-cell table:style-name="Table1.B2" office:value-type="string">
            <text:p text:style-name="P2">A single character.</text:p>
          </table:table-cell>
          <table:table-cell table:style-name="Table1.C2" office:value-type="string">
            <text:p text:style-name="P2">c</text:p>
          </table:table-cell>
        </table:table-row>
        <table:table-row>
          <table:table-cell table:style-name="Table1.A2" office:value-type="string">
            <text:p text:style-name="P2">string</text:p>
          </table:table-cell>
          <table:table-cell table:style-name="Table1.B2" office:value-type="string">
            <text:p text:style-name="P2">A string of text.</text:p>
          </table:table-cell>
          <table:table-cell table:style-name="Table1.C2" office:value-type="string">
            <text:p text:style-name="P2">Hello, how are you?</text:p>
          </table:table-cell>
        </table:table-row>
        <table:table-row>
          <table:table-cell table:style-name="Table1.A2" office:value-type="string">
            <text:p text:style-name="P2">bool</text:p>
          </table:table-cell>
          <table:table-cell table:style-name="Table1.B2" office:value-type="string">
            <text:p text:style-name="P2">True or false.</text:p>
          </table:table-cell>
          <table:table-cell table:style-name="Table1.C2" office:value-type="string">
            <text:p text:style-name="P2">True</text:p>
          </table:table-cell>
        </table:table-row>
      </table:table>
      <text:p text:style-name="P7"/>
      <text:p text:style-name="P11">To make a variable, simply type the kind you want, followed by the name you want to give it, followed by a semicolon. Have a look at the code on the next page.</text:p>
      <text:p text:style-name="P11"/>
      <text:p text:style-name="P7"/>
      <text:p text:style-name="P11"><draw:frame draw:style-name="fr2" draw:name="Frame3" text:anchor-type="char" svg:x="0.041cm" svg:y="0.21cm" svg:width="17.38cm" draw:z-index="6"><draw:text-box fo:min-height="0.926cm"><text:p text:style-name="P14">#include &lt;iostream&gt;<text:line-break/>using namespace std; <text:line-break/><text:line-break/>int main() <text:line-break/>{ <text:line-break/><text:tab/>//Make some number variables: <text:line-break/><text:tab/>int wholeNumber = 5;<text:line-break/><text:tab/>float decimalNumber = 5.5; <text:line-break/><text:line-break/><text:tab/>//Make some letter variables: <text:line-break/><text:tab/>//Notice how we use single quotes <text:line-break/><text:tab/>//for characters, and double quotes <text:line-break/><text:tab/>//for strings. </text:p><text:p text:style-name="P6"><text:tab/>string greeting = "Hello there"; <text:line-break/> <text:tab/>char punctuation = '!'; </text:p><text:p text:style-name="P6"><text:tab/>//Make a boolean variable: <text:line-break/><text:tab/>bool isTrue = false; <text:line-break/><text:line-break/><text:tab/>//Print our variables added together:<text:line-break/><text:tab/>cout &lt;&lt; wholeNumber + decimalNumber &lt;&lt; endl; <text:line-break/><text:tab/>cout &lt;&lt; greeting + punctuation &lt;&lt; endl; <text:line-break/><text:tab/>cout &lt;&lt; isTrue &lt;&lt; endl; </text:p><text:p text:style-name="P6"><text:line-break/><text:tab/>return 0; <text:line-break/>}</text:p></draw:text-box></draw:frame><text:soft-page-break/></text:p>
      <text:p text:style-name="P11">Notice what happens when we add the different kinds of variables. The number ones work as expected, as 5 + 5.5 equals 10.5, and that's what we get out. When we add letter ones, the letters get added together. So we have our string, “Hello there”, and we add the exclamation mark, so we end up with “Hello there!”. This is why data types are important. If we had saved the numbers as strings, it would have joined 5.5 to the end of 5, and we'd end up with “55.5”. It is also a good idea to give variables sensible names. Variable names can have letters, numbers and underscores, but cannot begin with a number. There are also certain keywords you cannot use as they are reserved for the language.</text:p>
      <text:p text:style-name="P11"/>
      <text:p text:style-name="P11">Also notice we get 0 instead of “false” for isTrue. A boolean is basically a 0 for false, or a 1 for true, just like binary, and so that's how the program outputs it.</text:p>
      <text:p text:style-name="P11"/>
      <text:p text:style-name="P11">Last time we used <text:span text:style-name="T3">cin </text:span><text:span text:style-name="T6">to let the user input a value, and store that as a variable. Try doing that with the code above. We can also use the </text:span><text:span text:style-name="T3">= </text:span><text:span text:style-name="T6">sign to change what's stored inside a variable at any time (that's why they're called variables). We can only change a variable to something of the same type, however. For example,</text:span></text:p>
      <text:p text:style-name="P11"><draw:frame draw:style-name="fr1" draw:name="Frame4" text:anchor-type="paragraph" svg:x="0.041cm" svg:y="0.326cm" svg:width="17.38cm" draw:z-index="2"><draw:text-box fo:min-height="0.926cm"><text:p text:style-name="P5">int i = 4;<text:line-break/>int j = i;</text:p></draw:text-box></draw:frame><text:span text:style-name="T6">Is fine, whereas:</text:span></text:p>
      <text:p text:style-name="P11"><draw:frame draw:style-name="fr1" draw:name="Frame5" text:anchor-type="paragraph" svg:x="0.032cm" svg:y="0.242cm" svg:width="17.38cm" draw:z-index="3"><draw:text-box fo:min-height="0.926cm"><text:p text:style-name="P5">int i = 4;<text:line-break/>string s = i;</text:p></draw:text-box></draw:frame><text:span text:style-name="T6">Is not, and the program will not compile.</text:span></text:p>
      <text:p text:style-name="P11"><text:span text:style-name="T6"/></text:p>
      <text:p text:style-name="P7"><text:span text:style-name="T6"/></text:p>
      <text:p text:style-name="P12"><text:span text:style-name="T6"/></text:p>
      <text:p text:style-name="P12"><text:span text:style-name="T6"/></text:p>
      <text:p text:style-name="P12"><text:soft-page-break/><text:span text:style-name="T6">More variables</text:span></text:p>
      <text:p text:style-name="P10"><text:span text:style-name="T7">There are a couple of other different ways to use variables, called constants and arrays.</text:span></text:p>
      <text:p text:style-name="P10"><text:span text:style-name="T7"/></text:p>
      <text:p text:style-name="P10"><text:span text:style-name="T7">A constant is a variable that does not change. While this may seem to defeat the point a bit, it does allow us to give words to certain things, which will help the code be more readable. You declare a constant by putting the </text:span><text:span text:style-name="T2">const</text:span><text:span text:style-name="T7"> keyword in front of the variable type.</text:span></text:p>
      <text:p text:style-name="P10"><text:span text:style-name="T7"/></text:p>
      <text:p text:style-name="P10"><text:span text:style-name="T7">An array is like a group of variables. Say you were storing names in a phonebook. You could have a variable called phonebook1, phonebook2 etc, but this is not very useful. What if the user wanted to look at a certain one, say the 4th one? We'd have to check the user's input against every possible combination, which could get very big. With arrays, we could store the input as an integer, and put that into our array. Arrays are declared by putting square brackets after the variable name, with a number in between stating how many elements you want. The following examples uses both:</text:span></text:p>
      <text:p text:style-name="P10"><text:span text:style-name="T7">This allows the user to enter a number, and if it is between 1 and 3, it will print the corresponding name. You could try adding more names, remember to increase the maximum array size if you do. The usefulness of arrays will be seen more later on, they are very helpful in programming.</text:span><draw:frame draw:style-name="fr2" draw:name="Frame8" text:anchor-type="char" svg:x="0.041cm" svg:y="0.21cm" svg:width="17.38cm" draw:z-index="7"><draw:text-box fo:min-height="0.926cm"><text:p text:style-name="P14">#include &lt;iostream&gt;<text:line-break/>using namespace std; <text:line-break/><text:line-break/>int main() <text:line-break/>{</text:p><text:p text:style-name="P14"><text:tab/>//Create a constant array with 3 elements:<text:line-break/><text:tab/>const string names[3] = {“Bob”, “Jim”, “Jane”};<text:line-break/><text:line-break/><text:tab/>//Ask the user which entry they'd like to look at:<text:line-break/><text:tab/>cout &lt;&lt; “Enter the entry would you like to see:”;<text:line-break/><text:tab/>int input;<text:line-break/><text:tab/>cin &gt;&gt; input;<text:line-break/><text:line-break/><text:tab/>//As arrays start at 0, we have to minus the input by 1:<text:line-break/><text:tab/>input--;<text:line-break/><text:line-break/><text:tab/>//Print the entry the user specified:<text:line-break/><text:tab/>cout &lt;&lt; names[input] &lt;&lt; endl;<text:line-break/><text:tab/>return 0; <text:line-break/>}</text:p></draw:text-box></draw:frame></text:p>
      <text:p text:style-name="P10"><text:span text:style-name="T6"/></text:p>
      <text:p text:style-name="P12"><text:span text:style-name="T6">Compatibility with C</text:span></text:p>
      <text:p text:style-name="P11"><text:span text:style-name="T6">If you've been following the C Cave, you may have started to notice that a lot of this very similar. That's because, as the name suggests, C++ is very similar to C. While not everything is the same, such as printing, many of the fundamental areas are.</text:span></text:p>
      <text:p text:style-name="P11"><text:span text:style-name="T6"/></text:p>
      <text:p text:style-name="P11"><text:span text:style-name="T6">What this also means is that C++ has access to all of the regular C libraries. To use them, include them as you would any other header, but add a 'c' to the front of the name and take away the '.h'. For example, the C code:</text:span></text:p>
      <text:p text:style-name="P7"><draw:frame draw:style-name="fr1" draw:name="Frame6" text:anchor-type="paragraph" svg:x="0.032cm" svg:y="0.242cm" svg:width="17.38cm" draw:z-index="4"><draw:text-box fo:min-height="0.926cm"><text:p text:style-name="P5">#include &lt;stdlib.h&gt;<text:line-break/>#include &lt;stdio.h&gt;</text:p></draw:text-box></draw:frame><draw:frame draw:style-name="fr1" draw:name="Frame7" text:anchor-type="paragraph" svg:x="-0.021cm" svg:y="2.148cm" svg:width="17.38cm" draw:z-index="5"><draw:text-box fo:min-height="0.926cm"><text:p text:style-name="P5">#include &lt;cstdlib&gt;<text:line-break/>#include &lt;cstdio&gt;</text:p></draw:text-box></draw:frame><text:span text:style-name="T8">Becomes the following in C++:</text:span><text:span text:style-name="T6"><text:line-break/></text:span><text:span text:style-name="T8">This will give you access to all the functions inside these libraries, such as </text:span><text:span text:style-name="T5">printf()</text:span><text:span text:style-name="T8">, and <text:s/></text:span><text:span text:style-name="T5">rand()</text:span><text:span text:style-name="T8">, which allows C++ to borrow a lot of useful features from 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Kerr</meta:initial-creator>
    <meta:creation-date>2012-11-10T18:29:46</meta:creation-date>
    <dc:date>2012-11-10T20:09:15</dc:date>
    <dc:creator>Alex Kerr</dc:creator>
    <meta:editing-duration>PT37M9S</meta:editing-duration>
    <meta:editing-cycles>5</meta:editing-cycles>
    <meta:generator>LibreOffice/3.5$Linux_X86_64 LibreOffice_project/350m1$Build-2</meta:generator>
    <meta:document-statistic meta:table-count="1" meta:image-count="0" meta:object-count="0" meta:page-count="3" meta:paragraph-count="60" meta:word-count="1114" meta:character-count="6063" meta:non-whitespace-character-count="4952"/>
  </office:meta>
</office:document-meta>
</file>